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P3" style:parent-style-name="Table_20Contents" style:family="paragraph">
      <style:text-properties fo:color="#000000"/>
    </style:style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Table Row Deletion</text:h>
      <text:p text:style-name="P2">In this example, the following table will have a row deleted.</text:p>
      <table:table>
        <table:table-column/>
        <table:table-column/>
        <table:table-row>
          <table:table-cell rowSpan="1" columnSpan="1">
            <text:p text:style-name="P3">Cell 1</text:p>
          </table:table-cell>
          <table:table-cell rowSpan="1" columnSpan="1">
            <text:p text:style-name="P3">Cell 2</text:p>
          </table:table-cell>
        </table:table-row>
        <delta:removed-content delta:removal-change-idref="D">
          <table:table-row>
            <table:table-cell rowSpan="1" columnSpan="1">
              <text:p text:style-name="P3">Delete this row</text:p>
            </table:table-cell>
            <table:table-cell rowSpan="1" columnSpan="1">
              <text:p text:style-name="P3">Delete this row</text:p>
            </table:table-cell>
          </table:table-row>
        </delta:removed-content>
        <table:table-row>
          <table:table-cell rowSpan="1" columnSpan="1">
            <text:p text:style-name="P3">Cell 5</text:p>
          </table:table-cell>
          <table:table-cell rowSpan="1" columnSpan="1">
            <text:p text:style-name="P3">Cell 6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Table_20Contents" style:display-name="Table Contents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05T15:12:23</dc:date>
    <meta:creation-date>2010-06-24T17:36:35</meta:creation-date>
    <dc:creator>Tristan Mitchell</dc:creator>
  </office:meta>
</office:document-meta>
</file>